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51pt" fo:break-before="auto" style:use-optimal-row-height="fals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DejaVu Sans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3"/>
      <style:map style:condition="cell-content()=&quot;Not Done&quot;" style:apply-style-name="Bad" style:base-cell-address="Sheet1.C3"/>
      <style:map style:condition="cell-content()=&quot;Ongoing&quot;" style:apply-style-name="Neutral" style:base-cell-address="Sheet1.C3"/>
      <style:map style:condition="cell-content()=0" style:apply-style-name="Accent" style:base-cell-address="Sheet1.C3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18"/>
      <style:map style:condition="cell-content()=&quot;Not Done&quot;" style:apply-style-name="Bad" style:base-cell-address="Sheet1.C18"/>
      <style:map style:condition="cell-content()=&quot;Ongoing&quot;" style:apply-style-name="Neutral" style:base-cell-address="Sheet1.C18"/>
      <style:map style:condition="cell-content()=0" style:apply-style-name="Accent" style:base-cell-address="Sheet1.C18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19"/>
      <style:map style:condition="cell-content()=&quot;Not Done&quot;" style:apply-style-name="Bad" style:base-cell-address="Sheet1.C19"/>
      <style:map style:condition="cell-content()=&quot;Ongoing&quot;" style:apply-style-name="Neutral" style:base-cell-address="Sheet1.C19"/>
      <style:map style:condition="cell-content()=0" style:apply-style-name="Accent" style:base-cell-address="Sheet1.C19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0"/>
      <style:map style:condition="cell-content()=&quot;Not Done&quot;" style:apply-style-name="Bad" style:base-cell-address="Sheet1.C20"/>
      <style:map style:condition="cell-content()=&quot;Ongoing&quot;" style:apply-style-name="Neutral" style:base-cell-address="Sheet1.C20"/>
      <style:map style:condition="cell-content()=0" style:apply-style-name="Accent" style:base-cell-address="Sheet1.C2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1"/>
      <style:map style:condition="cell-content()=&quot;Not Done&quot;" style:apply-style-name="Bad" style:base-cell-address="Sheet1.C21"/>
      <style:map style:condition="cell-content()=&quot;Ongoing&quot;" style:apply-style-name="Neutral" style:base-cell-address="Sheet1.C21"/>
      <style:map style:condition="cell-content()=0" style:apply-style-name="Accent" style:base-cell-address="Sheet1.C21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2"/>
      <style:map style:condition="cell-content()=&quot;Not Done&quot;" style:apply-style-name="Bad" style:base-cell-address="Sheet1.C22"/>
      <style:map style:condition="cell-content()=&quot;Ongoing&quot;" style:apply-style-name="Neutral" style:base-cell-address="Sheet1.C22"/>
      <style:map style:condition="cell-content()=0" style:apply-style-name="Accent" style:base-cell-address="Sheet1.C22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/>
      <style:map style:condition="cell-content()=&quot;Done&quot;" style:apply-style-name="Good" style:base-cell-address="Sheet1.C23"/>
      <style:map style:condition="cell-content()=&quot;Not Done&quot;" style:apply-style-name="Bad" style:base-cell-address="Sheet1.C23"/>
      <style:map style:condition="cell-content()=&quot;Ongoing&quot;" style:apply-style-name="Neutral" style:base-cell-address="Sheet1.C23"/>
      <style:map style:condition="cell-content()=0" style:apply-style-name="Accent" style:base-cell-address="Sheet1.C23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Done&quot;;&quot;Done&quot;;&quot;Ongoing&quot;;&quot;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Sl No</text:p>
          </table:table-cell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Statu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or each iteration create new folder ‘Iteration_n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Including functions in the controlDict file of NS for the creation of force.dat file for calculating the drag forc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Creation of solver for optimisation and validation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opy folders ‘NS’ and ‘OS’ from ‘Reference’ folder into the ‘Iteration_n’ folder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Update blockMeshdict file in ‘Iteration_n/NS/system/’ folder with updated coordinates for the following points: 1,2,7,9,11,4,5,6,8,10 &amp; 20, 21, 26, 28, 30, 23, 24, 25, 27, 29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Update blockMeshdict file in ‘Iteration_n/NS/system/’ folder with updated intermediate points for all the splin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Running ‘blockMesh’, ‘checkMesh’, ‘pisoFoam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Copy files ‘p’ and ‘U’ from the last time step of ‘NS’ folder to the ‘OS/0/’ folder 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alculation of drag force ‘D’ from ‘NS/postProcessing/forces/0/forces.dat’ fil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Updation of boundary condition of ‘OS/0/Uadj’ file with the calculated ‘D’ value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opy and paste ‘NS/system/blockMeshdict’ to ‘OS/system/’ folder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Running ‘blockMesh’, ‘checkMesh’, ‘pisomosiFoam’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Read ‘OS/BoundaryResults.txt’ file to read the coordinates, U , Uadj, pAdj, gradU, gradUadj and facenormal valu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Calculate ‘s’ for each point 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Formulate the final correction equation to update the vector of coordinates</text:p>
          </table:table-cell>
          <table:table-cell table:style-name="ce6" table:content-validation-name="val1" office:value-type="string" calcext:value-type="string">
            <text:p>Done</text:p>
          </table:table-cell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Calculate the coordinates of the below points: 1,2,7,9,11,4,5,6,8,10 &amp; 20, 21, 26, 28, 30, 23, 24, 25, 27, 29</text:p>
          </table:table-cell>
          <table:table-cell table:style-name="ce7" table:content-validation-name="val1" office:value-type="string" calcext:value-type="string">
            <text:p>Done</text:p>
          </table:table-cell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Calculate the coordinates of the intermediate points of the splines</text:p>
          </table:table-cell>
          <table:table-cell table:style-name="ce8" table:content-validation-name="val1"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Ensuring the volume is constant in each iteration</text:p>
          </table:table-cell>
          <table:table-cell table:style-name="ce15" table:content-validation-name="val1" office:value-type="string" calcext:value-type="string">
            <text:p>Not Done</text:p>
          </table:table-cell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ontrol sudden jump of coordinates during the updation of coordinates</text:p>
          </table:table-cell>
          <table:table-cell table:style-name="ce16" table:content-validation-name="val1" office:value-type="string" calcext:value-type="string">
            <text:p>Not Done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Control the mesh size if required for controlling the courant no</text:p>
          </table:table-cell>
          <table:table-cell table:style-name="ce17" table:content-validation-name="val1" office:value-type="string" calcext:value-type="string">
            <text:p>Not Done</text:p>
          </table:table-cell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Write a DragForce.dat file with drag forces calculated in each iteration</text:p>
          </table:table-cell>
          <table:table-cell table:style-name="ce21" table:content-validation-name="val1" office:value-type="string" calcext:value-type="string">
            <text:p>Done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heet1.C3:Sheet1.C17">
            <calcext:condition calcext:apply-style-name="Good" calcext:value="=&quot;Done&quot;" calcext:base-cell-address="Sheet1.C3"/>
            <calcext:condition calcext:apply-style-name="Bad" calcext:value="=&quot;Not Done&quot;" calcext:base-cell-address="Sheet1.C3"/>
            <calcext:condition calcext:apply-style-name="Neutral" calcext:value="=&quot;Ongoing&quot;" calcext:base-cell-address="Sheet1.C3"/>
            <calcext:condition calcext:apply-style-name="Accent" calcext:value="=0" calcext:base-cell-address="Sheet1.C3"/>
          </calcext:conditional-format>
          <calcext:conditional-format calcext:target-range-address="Sheet1.C18:Sheet1.C18">
            <calcext:condition calcext:apply-style-name="Good" calcext:value="=&quot;Done&quot;" calcext:base-cell-address="Sheet1.C18"/>
            <calcext:condition calcext:apply-style-name="Bad" calcext:value="=&quot;Not Done&quot;" calcext:base-cell-address="Sheet1.C18"/>
            <calcext:condition calcext:apply-style-name="Neutral" calcext:value="=&quot;Ongoing&quot;" calcext:base-cell-address="Sheet1.C18"/>
            <calcext:condition calcext:apply-style-name="Accent" calcext:value="=0" calcext:base-cell-address="Sheet1.C18"/>
          </calcext:conditional-format>
          <calcext:conditional-format calcext:target-range-address="Sheet1.C19:Sheet1.C19">
            <calcext:condition calcext:apply-style-name="Good" calcext:value="=&quot;Done&quot;" calcext:base-cell-address="Sheet1.C19"/>
            <calcext:condition calcext:apply-style-name="Bad" calcext:value="=&quot;Not Done&quot;" calcext:base-cell-address="Sheet1.C19"/>
            <calcext:condition calcext:apply-style-name="Neutral" calcext:value="=&quot;Ongoing&quot;" calcext:base-cell-address="Sheet1.C19"/>
            <calcext:condition calcext:apply-style-name="Accent" calcext:value="=0" calcext:base-cell-address="Sheet1.C19"/>
          </calcext:conditional-format>
          <calcext:conditional-format calcext:target-range-address="Sheet1.C20:Sheet1.C20">
            <calcext:condition calcext:apply-style-name="Good" calcext:value="=&quot;Done&quot;" calcext:base-cell-address="Sheet1.C20"/>
            <calcext:condition calcext:apply-style-name="Bad" calcext:value="=&quot;Not Done&quot;" calcext:base-cell-address="Sheet1.C20"/>
            <calcext:condition calcext:apply-style-name="Neutral" calcext:value="=&quot;Ongoing&quot;" calcext:base-cell-address="Sheet1.C20"/>
            <calcext:condition calcext:apply-style-name="Accent" calcext:value="=0" calcext:base-cell-address="Sheet1.C20"/>
          </calcext:conditional-format>
          <calcext:conditional-format calcext:target-range-address="Sheet1.C21:Sheet1.C21">
            <calcext:condition calcext:apply-style-name="Good" calcext:value="=&quot;Done&quot;" calcext:base-cell-address="Sheet1.C21"/>
            <calcext:condition calcext:apply-style-name="Bad" calcext:value="=&quot;Not Done&quot;" calcext:base-cell-address="Sheet1.C21"/>
            <calcext:condition calcext:apply-style-name="Neutral" calcext:value="=&quot;Ongoing&quot;" calcext:base-cell-address="Sheet1.C21"/>
            <calcext:condition calcext:apply-style-name="Accent" calcext:value="=0" calcext:base-cell-address="Sheet1.C21"/>
          </calcext:conditional-format>
          <calcext:conditional-format calcext:target-range-address="Sheet1.C22:Sheet1.C22">
            <calcext:condition calcext:apply-style-name="Good" calcext:value="=&quot;Done&quot;" calcext:base-cell-address="Sheet1.C22"/>
            <calcext:condition calcext:apply-style-name="Bad" calcext:value="=&quot;Not Done&quot;" calcext:base-cell-address="Sheet1.C22"/>
            <calcext:condition calcext:apply-style-name="Neutral" calcext:value="=&quot;Ongoing&quot;" calcext:base-cell-address="Sheet1.C22"/>
            <calcext:condition calcext:apply-style-name="Accent" calcext:value="=0" calcext:base-cell-address="Sheet1.C22"/>
          </calcext:conditional-format>
          <calcext:conditional-format calcext:target-range-address="Sheet1.C23:Sheet1.C23">
            <calcext:condition calcext:apply-style-name="Good" calcext:value="=&quot;Done&quot;" calcext:base-cell-address="Sheet1.C23"/>
            <calcext:condition calcext:apply-style-name="Bad" calcext:value="=&quot;Not Done&quot;" calcext:base-cell-address="Sheet1.C23"/>
            <calcext:condition calcext:apply-style-name="Neutral" calcext:value="=&quot;Ongoing&quot;" calcext:base-cell-address="Sheet1.C23"/>
            <calcext:condition calcext:apply-style-name="Accent" calcext:value="=0" calcext:base-cell-address="Sheet1.C23"/>
          </calcext:conditional-format>
        </calcext:conditional-formats>
      </table:table>
      <table:named-expressions/>
      <table:database-ranges>
        <table:database-range table:name="__Anonymous_Sheet_DB__0" table:target-range-address="Sheet1.E12:Sheet1.E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5:11:10.948991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04:41.502785492</meta:creation-date>
    <meta:generator>LibreOffice/6.0.7.3$Linux_X86_64 LibreOffice_project/00m0$Build-3</meta:generator>
    <dc:date>2019-06-18T17:53:20.256983147</dc:date>
    <meta:editing-duration>PT8H12M32S</meta:editing-duration>
    <meta:editing-cycles>11</meta:editing-cycles>
    <meta:document-statistic meta:table-count="1" meta:cell-count="66" meta:object-count="0"/>
  </office:meta>
</office:document-meta>
</file>